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8400000135FC72C9F74A0EA15A.png" manifest:media-type="image/png"/>
  <manifest:file-entry manifest:full-path="Pictures/10000201000001A900000175D3A79C35C1358444.png" manifest:media-type="image/png"/>
  <manifest:file-entry manifest:full-path="Pictures/10000201000001830000015932ED05D31C897EB9.png" manifest:media-type="image/png"/>
  <manifest:file-entry manifest:full-path="Pictures/100002010000018300000159F3BFD3B08BA12D0E.png" manifest:media-type="image/png"/>
  <manifest:file-entry manifest:full-path="Pictures/1000020100000183000001599C8179E94349C5FB.png" manifest:media-type="image/png"/>
  <manifest:file-entry manifest:full-path="Pictures/100002010000018300000159F4BEF4F398D47646.png" manifest:media-type="image/png"/>
  <manifest:file-entry manifest:full-path="Pictures/100002010000018300000159D1BED6746DE015F8.png" manifest:media-type="image/png"/>
  <manifest:file-entry manifest:full-path="Pictures/100002010000018300000159E56EF62F236FF60E.png" manifest:media-type="image/png"/>
  <manifest:file-entry manifest:full-path="Pictures/10000201000001A800000154816DBC52A86A4926.png" manifest:media-type="image/png"/>
  <manifest:file-entry manifest:full-path="Pictures/100002010000018300000159986EAF654E8D5FEE.png" manifest:media-type="image/png"/>
  <manifest:file-entry manifest:full-path="Pictures/10000201000001A80000015431FA80C175B1FBF8.png" manifest:media-type="image/png"/>
  <manifest:file-entry manifest:full-path="Pictures/100002010000018300000159D11979F85BAF3186.png" manifest:media-type="image/png"/>
  <manifest:file-entry manifest:full-path="Pictures/10000201000001830000015971B02B21D8F402ED.png" manifest:media-type="image/png"/>
  <manifest:file-entry manifest:full-path="Pictures/100002010000017400000108FA119364F025F8A4.png" manifest:media-type="image/png"/>
  <manifest:file-entry manifest:full-path="Pictures/100002010000018300000159ABEE6D036CC01122.png" manifest:media-type="image/png"/>
  <manifest:file-entry manifest:full-path="Pictures/10000201000001830000015952EA94ABEF9245E3.png" manifest:media-type="image/png"/>
  <manifest:file-entry manifest:full-path="Pictures/1000020100000183000001592869C448A2AF8FCB.png" manifest:media-type="image/png"/>
  <manifest:file-entry manifest:full-path="Pictures/100002010000018300000159E7BEBA0CF853EF29.png" manifest:media-type="image/png"/>
  <manifest:file-entry manifest:full-path="Pictures/100002010000018A00000154234F32D261338E9F.png" manifest:media-type="image/png"/>
  <manifest:file-entry manifest:full-path="Pictures/100002010000018300000159B12FB7504D053DE5.png" manifest:media-type="image/png"/>
  <manifest:file-entry manifest:full-path="Pictures/100002010000018300000159AC05B3A0574C7C79.png" manifest:media-type="image/png"/>
  <manifest:file-entry manifest:full-path="Pictures/1000020100000183000001596C7401CE3A72B0BC.png" manifest:media-type="image/png"/>
  <manifest:file-entry manifest:full-path="Pictures/10000201000001830000015997046DC6D6146B3B.png" manifest:media-type="image/png"/>
  <manifest:file-entry manifest:full-path="Pictures/10000201000001740000010808A949770C481B10.png" manifest:media-type="image/png"/>
  <manifest:file-entry manifest:full-path="Pictures/100002010000018300000159BD59250C1243876E.png" manifest:media-type="image/png"/>
  <manifest:file-entry manifest:full-path="Pictures/1000020100000183000001596882F99C10383FBA.png" manifest:media-type="image/png"/>
  <manifest:file-entry manifest:full-path="Pictures/10000201000001A800000154594B25045590575A.png" manifest:media-type="image/png"/>
  <manifest:file-entry manifest:full-path="Pictures/10000201000001830000015936DA69F4058CEE95.png" manifest:media-type="image/png"/>
  <manifest:file-entry manifest:full-path="Pictures/100002010000018300000159DA5316C181844010.png" manifest:media-type="image/png"/>
  <manifest:file-entry manifest:full-path="Pictures/1000020100000183000001593FE91B27122EC9A1.png" manifest:media-type="image/png"/>
  <manifest:file-entry manifest:full-path="Pictures/100002010000018300000159FE986BDD2309A459.png" manifest:media-type="image/png"/>
  <manifest:file-entry manifest:full-path="Pictures/1000020100000183000001596B9614B79D0CFBBD.png" manifest:media-type="image/png"/>
  <manifest:file-entry manifest:full-path="Pictures/100002010000018300000159399E4352D0A4C97B.png" manifest:media-type="image/png"/>
  <manifest:file-entry manifest:full-path="Pictures/100002010000018A000001544E77C59ACA222542.png" manifest:media-type="image/png"/>
  <manifest:file-entry manifest:full-path="Pictures/10000201000001A2000001548EC512DFEA546CB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12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41cm" svg:height="7.49cm" svg:x="9.9cm" svg:y="11.11cm">
          <draw:image xlink:href="Pictures/100002010000018300000159B12FB7504D053DE5.png" xlink:type="simple" xlink:show="embed" xlink:actuate="onLoad">
            <text:p/>
          </draw:image>
        </draw:frame>
        <draw:frame draw:style-name="gr1" draw:text-style-name="P1" draw:layer="layout" svg:width="8.41cm" svg:height="7.49cm" svg:x="18.29cm" svg:y="3.51cm">
          <draw:image xlink:href="Pictures/1000020100000183000001596B9614B79D0CFBBD.png" xlink:type="simple" xlink:show="embed" xlink:actuate="onLoad">
            <text:p/>
          </draw:image>
        </draw:frame>
        <draw:frame draw:style-name="gr1" draw:text-style-name="P1" draw:layer="layout" svg:width="8.41cm" svg:height="7.49cm" svg:x="18.3cm" svg:y="11.1cm">
          <draw:image xlink:href="Pictures/100002010000018300000159BD59250C1243876E.png" xlink:type="simple" xlink:show="embed" xlink:actuate="onLoad">
            <text:p/>
          </draw:image>
        </draw:frame>
        <draw:frame draw:style-name="gr1" draw:text-style-name="P1" draw:layer="layout" svg:width="8.41cm" svg:height="7.49cm" svg:x="1.4cm" svg:y="11.21cm">
          <draw:image xlink:href="Pictures/100002010000018300000159E7BEBA0CF853EF29.png" xlink:type="simple" xlink:show="embed" xlink:actuate="onLoad">
            <text:p/>
          </draw:image>
        </draw:frame>
        <draw:frame draw:style-name="gr1" draw:text-style-name="P1" draw:layer="layout" svg:width="8.41cm" svg:height="7.49cm" svg:x="9.9cm" svg:y="3.5cm">
          <draw:image xlink:href="Pictures/1000020100000183000001592869C448A2AF8FCB.png" xlink:type="simple" xlink:show="embed" xlink:actuate="onLoad">
            <text:p/>
          </draw:image>
        </draw:frame>
        <draw:frame draw:style-name="gr1" draw:text-style-name="P1" draw:layer="layout" svg:width="8.41cm" svg:height="7.49cm" svg:x="1.4cm" svg:y="3.5cm">
          <draw:image xlink:href="Pictures/100002010000018300000159ABEE6D036CC01122.png" xlink:type="simple" xlink:show="embed" xlink:actuate="onLoad">
            <text:p/>
          </draw:image>
        </draw:frame>
        <draw:frame draw:style-name="gr2" draw:text-style-name="P3" draw:layer="layout" svg:width="0.6cm" svg:height="0.962cm" svg:x="1.7cm" svg:y="3.3cm">
          <draw:text-box>
            <text:p text:style-name="P2">a</text:p>
          </draw:text-box>
        </draw:frame>
        <draw:frame draw:style-name="gr2" draw:text-style-name="P3" draw:layer="layout" svg:width="0.6cm" svg:height="0.962cm" svg:x="10.202cm" svg:y="3.3cm">
          <draw:text-box>
            <text:p text:style-name="P2">b</text:p>
          </draw:text-box>
        </draw:frame>
        <draw:frame draw:style-name="gr2" draw:text-style-name="P3" draw:layer="layout" svg:width="0.6cm" svg:height="0.962cm" svg:x="18.602cm" svg:y="3.3cm">
          <draw:text-box>
            <text:p text:style-name="P2">c</text:p>
          </draw:text-box>
        </draw:frame>
        <draw:frame draw:style-name="gr2" draw:text-style-name="P3" draw:layer="layout" svg:width="0.6cm" svg:height="0.962cm" svg:x="1.7cm" svg:y="10.9cm">
          <draw:text-box>
            <text:p text:style-name="P2">d</text:p>
          </draw:text-box>
        </draw:frame>
        <draw:frame draw:style-name="gr2" draw:text-style-name="P3" draw:layer="layout" svg:width="0.6cm" svg:height="0.962cm" svg:x="10.202cm" svg:y="10.9cm">
          <draw:text-box>
            <text:p text:style-name="P2">e</text:p>
          </draw:text-box>
        </draw:frame>
        <draw:frame draw:style-name="gr2" draw:text-style-name="P3" draw:layer="layout" svg:width="0.6cm" svg:height="0.962cm" svg:x="18.602cm" svg:y="10.9cm">
          <draw:text-box>
            <text:p text:style-name="P2">f</text:p>
          </draw:text-box>
        </draw:frame>
      </draw:page>
      <draw:page draw:name="page2" draw:style-name="dp1" draw:master-page-name="Default">
        <draw:frame draw:style-name="gr1" draw:text-style-name="P1" draw:layer="layout" svg:width="8.41cm" svg:height="7.49cm" svg:x="9.8cm" svg:y="3.6cm">
          <draw:image xlink:href="Pictures/1000020100000183000001596C7401CE3A72B0BC.png" xlink:type="simple" xlink:show="embed" xlink:actuate="onLoad">
            <text:p/>
          </draw:image>
        </draw:frame>
        <draw:frame draw:style-name="gr1" draw:text-style-name="P1" draw:layer="layout" svg:width="8.41cm" svg:height="7.49cm" svg:x="1.39cm" svg:y="11.21cm">
          <draw:image xlink:href="Pictures/10000201000001830000015936DA69F4058CEE95.png" xlink:type="simple" xlink:show="embed" xlink:actuate="onLoad">
            <text:p/>
          </draw:image>
        </draw:frame>
        <draw:frame draw:style-name="gr1" draw:text-style-name="P1" draw:layer="layout" svg:width="8.41cm" svg:height="7.49cm" svg:x="1.4cm" svg:y="3.61cm">
          <draw:image xlink:href="Pictures/1000020100000183000001593FE91B27122EC9A1.png" xlink:type="simple" xlink:show="embed" xlink:actuate="onLoad">
            <text:p/>
          </draw:image>
        </draw:frame>
        <draw:frame draw:style-name="gr1" draw:text-style-name="P1" draw:layer="layout" svg:width="8.41cm" svg:height="7.49cm" svg:x="18.3cm" svg:y="3.6cm">
          <draw:image xlink:href="Pictures/1000020100000183000001596882F99C10383FBA.png" xlink:type="simple" xlink:show="embed" xlink:actuate="onLoad">
            <text:p/>
          </draw:image>
        </draw:frame>
        <draw:frame draw:style-name="gr1" draw:text-style-name="P1" draw:layer="layout" svg:width="8.41cm" svg:height="7.49cm" svg:x="18.3cm" svg:y="11.11cm">
          <draw:image xlink:href="Pictures/10000201000001830000015952EA94ABEF9245E3.png" xlink:type="simple" xlink:show="embed" xlink:actuate="onLoad">
            <text:p/>
          </draw:image>
        </draw:frame>
        <draw:frame draw:style-name="gr1" draw:text-style-name="P1" draw:layer="layout" svg:width="8.41cm" svg:height="7.49cm" svg:x="9.8cm" svg:y="11.1cm">
          <draw:image xlink:href="Pictures/100002010000018300000159399E4352D0A4C97B.png" xlink:type="simple" xlink:show="embed" xlink:actuate="onLoad">
            <text:p/>
          </draw:image>
        </draw:frame>
        <draw:frame draw:style-name="gr2" draw:text-style-name="P3" draw:layer="layout" svg:width="0.6cm" svg:height="0.962cm" svg:x="1.7cm" svg:y="3.3cm">
          <draw:text-box>
            <text:p text:style-name="P2">a</text:p>
          </draw:text-box>
        </draw:frame>
        <draw:frame draw:style-name="gr2" draw:text-style-name="P3" draw:layer="layout" svg:width="0.6cm" svg:height="0.962cm" svg:x="10.202cm" svg:y="3.3cm">
          <draw:text-box>
            <text:p text:style-name="P2">b</text:p>
          </draw:text-box>
        </draw:frame>
        <draw:frame draw:style-name="gr2" draw:text-style-name="P3" draw:layer="layout" svg:width="0.6cm" svg:height="0.962cm" svg:x="18.602cm" svg:y="3.3cm">
          <draw:text-box>
            <text:p text:style-name="P2">c</text:p>
          </draw:text-box>
        </draw:frame>
        <draw:frame draw:style-name="gr2" draw:text-style-name="P3" draw:layer="layout" svg:width="0.6cm" svg:height="0.962cm" svg:x="1.7cm" svg:y="10.9cm">
          <draw:text-box>
            <text:p text:style-name="P2">d</text:p>
          </draw:text-box>
        </draw:frame>
        <draw:frame draw:style-name="gr2" draw:text-style-name="P3" draw:layer="layout" svg:width="0.6cm" svg:height="0.962cm" svg:x="10.202cm" svg:y="10.9cm">
          <draw:text-box>
            <text:p text:style-name="P2">e</text:p>
          </draw:text-box>
        </draw:frame>
        <draw:frame draw:style-name="gr2" draw:text-style-name="P3" draw:layer="layout" svg:width="0.6cm" svg:height="0.962cm" svg:x="18.602cm" svg:y="10.9cm">
          <draw:text-box>
            <text:p text:style-name="P2">f</text:p>
          </draw:text-box>
        </draw:frame>
        <draw:frame draw:style-name="gr1" draw:text-style-name="P1" draw:layer="layout" svg:width="8.41cm" svg:height="7.49cm" svg:x="9.79cm" svg:y="11.1cm">
          <draw:image xlink:href="Pictures/100002010000018300000159AC05B3A0574C7C79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1" draw:text-style-name="P1" draw:layer="layout" svg:width="9.35cm" svg:height="8.06cm" svg:x="18cm" svg:y="12.14cm">
          <draw:image xlink:href="Pictures/100002010000018A000001544E77C59ACA222542.png" xlink:type="simple" xlink:show="embed" xlink:actuate="onLoad">
            <text:p/>
          </draw:image>
        </draw:frame>
        <draw:frame draw:style-name="gr1" draw:text-style-name="P1" draw:layer="layout" svg:width="9.35cm" svg:height="7.49cm" svg:x="9.1cm" svg:y="12.2cm">
          <draw:image xlink:href="Pictures/10000201000001A800000154594B25045590575A.png" xlink:type="simple" xlink:show="embed" xlink:actuate="onLoad">
            <text:p/>
          </draw:image>
        </draw:frame>
        <draw:frame draw:style-name="gr1" draw:text-style-name="P1" draw:layer="layout" svg:width="9.343cm" svg:height="7.6cm" svg:x="0.657cm" svg:y="12.2cm">
          <draw:image xlink:href="Pictures/10000201000001A2000001548EC512DFEA546CB2.png" xlink:type="simple" xlink:show="embed" xlink:actuate="onLoad">
            <text:p/>
          </draw:image>
        </draw:frame>
        <draw:frame draw:style-name="gr1" draw:text-style-name="P1" draw:layer="layout" svg:width="8.41cm" svg:height="7.49cm" svg:x="18.2cm" svg:y="3.6cm">
          <draw:image xlink:href="Pictures/10000201000001830000015936DA69F4058CEE95.png" xlink:type="simple" xlink:show="embed" xlink:actuate="onLoad">
            <text:p/>
          </draw:image>
        </draw:frame>
        <draw:frame draw:style-name="gr1" draw:text-style-name="P1" draw:layer="layout" svg:width="8.41cm" svg:height="7.49cm" svg:x="9.8cm" svg:y="3.6cm">
          <draw:image xlink:href="Pictures/1000020100000183000001596C7401CE3A72B0BC.png" xlink:type="simple" xlink:show="embed" xlink:actuate="onLoad">
            <text:p/>
          </draw:image>
        </draw:frame>
        <draw:frame draw:style-name="gr1" draw:text-style-name="P1" draw:layer="layout" svg:width="8.41cm" svg:height="7.49cm" svg:x="1.4cm" svg:y="3.61cm">
          <draw:image xlink:href="Pictures/1000020100000183000001593FE91B27122EC9A1.png" xlink:type="simple" xlink:show="embed" xlink:actuate="onLoad">
            <text:p/>
          </draw:image>
        </draw:frame>
        <draw:frame draw:style-name="gr2" draw:text-style-name="P3" draw:layer="layout" svg:width="0.6cm" svg:height="0.962cm" svg:x="1.7cm" svg:y="3.3cm">
          <draw:text-box>
            <text:p text:style-name="P2">a</text:p>
          </draw:text-box>
        </draw:frame>
        <draw:frame draw:style-name="gr2" draw:text-style-name="P3" draw:layer="layout" svg:width="0.6cm" svg:height="0.962cm" svg:x="10.202cm" svg:y="3.3cm">
          <draw:text-box>
            <text:p text:style-name="P2">b</text:p>
          </draw:text-box>
        </draw:frame>
        <draw:frame draw:style-name="gr2" draw:text-style-name="P3" draw:layer="layout" svg:width="0.6cm" svg:height="0.962cm" svg:x="18.51cm" svg:y="3.4cm">
          <draw:text-box>
            <text:p text:style-name="P2">d</text:p>
          </draw:text-box>
        </draw:frame>
      </draw:page>
      <draw:page draw:name="page4" draw:style-name="dp1" draw:master-page-name="Default">
        <draw:frame draw:style-name="gr1" draw:text-style-name="P1" draw:layer="layout" svg:width="16.9cm" svg:height="11.99cm" svg:x="6cm" svg:y="4.8cm">
          <draw:image xlink:href="Pictures/100002010000017400000108FA119364F025F8A4.png" xlink:type="simple" xlink:show="embed" xlink:actuate="onLoad">
            <text:p/>
          </draw:image>
        </draw:frame>
      </draw:page>
      <draw:page draw:name="page5" draw:style-name="dp1" draw:master-page-name="Default">
        <draw:frame draw:style-name="gr1" draw:text-style-name="P1" draw:layer="layout" svg:width="8.41cm" svg:height="7.49cm" svg:x="9.69cm" svg:y="3.6cm">
          <draw:image xlink:href="Pictures/1000020100000183000001596882F99C10383FBA.png" xlink:type="simple" xlink:show="embed" xlink:actuate="onLoad">
            <text:p/>
          </draw:image>
        </draw:frame>
        <draw:frame draw:style-name="gr1" draw:text-style-name="P1" draw:layer="layout" svg:width="8.41cm" svg:height="7.49cm" svg:x="1.2cm" svg:y="3.61cm">
          <draw:image xlink:href="Pictures/1000020100000183000001596C7401CE3A72B0BC.png" xlink:type="simple" xlink:show="embed" xlink:actuate="onLoad">
            <text:p/>
          </draw:image>
        </draw:frame>
        <draw:frame draw:style-name="gr1" draw:text-style-name="P1" draw:layer="layout" svg:width="8.41cm" svg:height="7.49cm" svg:x="18.4cm" svg:y="3.6cm">
          <draw:image xlink:href="Pictures/100002010000018300000159AC05B3A0574C7C79.png" xlink:type="simple" xlink:show="embed" xlink:actuate="onLoad">
            <text:p/>
          </draw:image>
        </draw:frame>
        <draw:frame draw:style-name="gr1" draw:text-style-name="P1" draw:layer="layout" svg:width="9.35cm" svg:height="8.06cm" svg:x="18cm" svg:y="11.9cm">
          <draw:image xlink:href="Pictures/100002010000018A00000154234F32D261338E9F.png" xlink:type="simple" xlink:show="embed" xlink:actuate="onLoad">
            <text:p/>
          </draw:image>
        </draw:frame>
        <draw:frame draw:style-name="gr1" draw:text-style-name="P1" draw:layer="layout" svg:width="9.35cm" svg:height="7.49cm" svg:x="9.1cm" svg:y="11.91cm">
          <draw:image xlink:href="Pictures/10000201000001A80000015431FA80C175B1FBF8.png" xlink:type="simple" xlink:show="embed" xlink:actuate="onLoad">
            <text:p/>
          </draw:image>
        </draw:frame>
        <draw:frame draw:style-name="gr1" draw:text-style-name="P1" draw:layer="layout" svg:width="9.35cm" svg:height="7.49cm" svg:x="0.5cm" svg:y="11.9cm">
          <draw:image xlink:href="Pictures/10000201000001A800000154816DBC52A86A4926.png" xlink:type="simple" xlink:show="embed" xlink:actuate="onLoad">
            <text:p/>
          </draw:image>
        </draw:frame>
        <draw:frame draw:style-name="gr2" draw:text-style-name="P3" draw:layer="layout" svg:width="0.6cm" svg:height="0.962cm" svg:x="1.602cm" svg:y="3.3cm">
          <draw:text-box>
            <text:p text:style-name="P2">b</text:p>
          </draw:text-box>
        </draw:frame>
        <draw:frame draw:style-name="gr2" draw:text-style-name="P3" draw:layer="layout" svg:width="0.6cm" svg:height="0.962cm" svg:x="10.002cm" svg:y="3.3cm">
          <draw:text-box>
            <text:p text:style-name="P2">c</text:p>
          </draw:text-box>
        </draw:frame>
        <draw:frame draw:style-name="gr2" draw:text-style-name="P3" draw:layer="layout" svg:width="0.6cm" svg:height="0.962cm" svg:x="18.792cm" svg:y="3.4cm">
          <draw:text-box>
            <text:p text:style-name="P2">e</text:p>
          </draw:text-box>
        </draw:frame>
      </draw:page>
      <draw:page draw:name="page6" draw:style-name="dp1" draw:master-page-name="Default">
        <draw:frame draw:style-name="gr1" draw:text-style-name="P1" draw:layer="layout" svg:width="17.8cm" svg:height="12.61cm" svg:x="5.1cm" svg:y="3.89cm">
          <draw:image xlink:href="Pictures/10000201000001740000010808A949770C481B10.png" xlink:type="simple" xlink:show="embed" xlink:actuate="onLoad">
            <text:p/>
          </draw:image>
        </draw:frame>
      </draw:page>
      <draw:page draw:name="page7" draw:style-name="dp1" draw:master-page-name="Default">
        <draw:frame draw:style-name="gr1" draw:text-style-name="P1" draw:layer="layout" svg:width="8.41cm" svg:height="7.49cm" svg:x="9.9cm" svg:y="11.1cm">
          <draw:image xlink:href="Pictures/10000201000001830000015971B02B21D8F402ED.png" xlink:type="simple" xlink:show="embed" xlink:actuate="onLoad">
            <text:p/>
          </draw:image>
        </draw:frame>
        <draw:frame draw:style-name="gr1" draw:text-style-name="P1" draw:layer="layout" svg:width="8.41cm" svg:height="7.49cm" svg:x="9.9cm" svg:y="3.51cm">
          <draw:image xlink:href="Pictures/100002010000018300000159DA5316C181844010.png" xlink:type="simple" xlink:show="embed" xlink:actuate="onLoad">
            <text:p/>
          </draw:image>
        </draw:frame>
        <draw:frame draw:style-name="gr1" draw:text-style-name="P1" draw:layer="layout" svg:width="8.41cm" svg:height="7.49cm" svg:x="18.29cm" svg:y="11.11cm">
          <draw:image xlink:href="Pictures/100002010000018300000159E56EF62F236FF60E.png" xlink:type="simple" xlink:show="embed" xlink:actuate="onLoad">
            <text:p/>
          </draw:image>
        </draw:frame>
        <draw:frame draw:style-name="gr1" draw:text-style-name="P1" draw:layer="layout" svg:width="8.41cm" svg:height="7.49cm" svg:x="18.29cm" svg:y="3.51cm">
          <draw:image xlink:href="Pictures/100002010000018300000159D1BED6746DE015F8.png" xlink:type="simple" xlink:show="embed" xlink:actuate="onLoad">
            <text:p/>
          </draw:image>
        </draw:frame>
        <draw:frame draw:style-name="gr1" draw:text-style-name="P1" draw:layer="layout" svg:width="8.41cm" svg:height="7.49cm" svg:x="1.4cm" svg:y="3.5cm">
          <draw:image xlink:href="Pictures/100002010000018300000159F4BEF4F398D47646.png" xlink:type="simple" xlink:show="embed" xlink:actuate="onLoad">
            <text:p/>
          </draw:image>
        </draw:frame>
        <draw:frame draw:style-name="gr1" draw:text-style-name="P1" draw:layer="layout" svg:width="8.41cm" svg:height="7.49cm" svg:x="1.4cm" svg:y="11.21cm">
          <draw:image xlink:href="Pictures/100002010000018300000159E7BEBA0CF853EF29.png" xlink:type="simple" xlink:show="embed" xlink:actuate="onLoad">
            <text:p/>
          </draw:image>
        </draw:frame>
        <draw:frame draw:style-name="gr2" draw:text-style-name="P3" draw:layer="layout" svg:width="0.6cm" svg:height="0.962cm" svg:x="1.7cm" svg:y="3.3cm">
          <draw:text-box>
            <text:p text:style-name="P2">a</text:p>
          </draw:text-box>
        </draw:frame>
        <draw:frame draw:style-name="gr2" draw:text-style-name="P3" draw:layer="layout" svg:width="0.6cm" svg:height="0.962cm" svg:x="10.202cm" svg:y="3.3cm">
          <draw:text-box>
            <text:p text:style-name="P2">b</text:p>
          </draw:text-box>
        </draw:frame>
        <draw:frame draw:style-name="gr2" draw:text-style-name="P3" draw:layer="layout" svg:width="0.6cm" svg:height="0.962cm" svg:x="18.602cm" svg:y="3.3cm">
          <draw:text-box>
            <text:p text:style-name="P2">c</text:p>
          </draw:text-box>
        </draw:frame>
        <draw:frame draw:style-name="gr2" draw:text-style-name="P3" draw:layer="layout" svg:width="0.6cm" svg:height="0.962cm" svg:x="1.7cm" svg:y="10.9cm">
          <draw:text-box>
            <text:p text:style-name="P2">d</text:p>
          </draw:text-box>
        </draw:frame>
        <draw:frame draw:style-name="gr2" draw:text-style-name="P3" draw:layer="layout" svg:width="0.6cm" svg:height="0.962cm" svg:x="10.202cm" svg:y="10.9cm">
          <draw:text-box>
            <text:p text:style-name="P2">e</text:p>
          </draw:text-box>
        </draw:frame>
        <draw:frame draw:style-name="gr2" draw:text-style-name="P3" draw:layer="layout" svg:width="0.6cm" svg:height="0.962cm" svg:x="18.602cm" svg:y="10.9cm">
          <draw:text-box>
            <text:p text:style-name="P2">f</text:p>
          </draw:text-box>
        </draw:frame>
        <draw:frame draw:style-name="gr3" draw:text-style-name="P3" draw:layer="layout" svg:width="8.1cm" svg:height="1.1cm" svg:x="10cm" svg:y="1cm">
          <draw:text-box>
            <text:p text:style-name="P2">Central Arctic</text:p>
          </draw:text-box>
        </draw:frame>
      </draw:page>
      <draw:page draw:name="page8" draw:style-name="dp1" draw:master-page-name="Default">
        <draw:frame draw:style-name="gr1" draw:text-style-name="P1" draw:layer="layout" svg:width="8.41cm" svg:height="7.49cm" svg:x="1.39cm" svg:y="3.61cm">
          <draw:image xlink:href="Pictures/100002010000018300000159FE986BDD2309A459.png" xlink:type="simple" xlink:show="embed" xlink:actuate="onLoad">
            <text:p/>
          </draw:image>
        </draw:frame>
        <draw:frame draw:style-name="gr1" draw:text-style-name="P1" draw:layer="layout" svg:width="8.41cm" svg:height="7.49cm" svg:x="18.3cm" svg:y="11.2cm">
          <draw:image xlink:href="Pictures/1000020100000183000001599C8179E94349C5FB.png" xlink:type="simple" xlink:show="embed" xlink:actuate="onLoad">
            <text:p/>
          </draw:image>
        </draw:frame>
        <draw:frame draw:style-name="gr1" draw:text-style-name="P1" draw:layer="layout" svg:width="8.41cm" svg:height="7.49cm" svg:x="9.79cm" svg:y="11.21cm">
          <draw:image xlink:href="Pictures/10000201000001830000015997046DC6D6146B3B.png" xlink:type="simple" xlink:show="embed" xlink:actuate="onLoad">
            <text:p/>
          </draw:image>
        </draw:frame>
        <draw:frame draw:style-name="gr1" draw:text-style-name="P1" draw:layer="layout" svg:width="8.41cm" svg:height="7.49cm" svg:x="1.39cm" svg:y="11.21cm">
          <draw:image xlink:href="Pictures/100002010000018300000159F3BFD3B08BA12D0E.png" xlink:type="simple" xlink:show="embed" xlink:actuate="onLoad">
            <text:p/>
          </draw:image>
        </draw:frame>
        <draw:frame draw:style-name="gr1" draw:text-style-name="P1" draw:layer="layout" svg:width="8.41cm" svg:height="7.49cm" svg:x="18.3cm" svg:y="3.6cm">
          <draw:image xlink:href="Pictures/100002010000018300000159986EAF654E8D5FEE.png" xlink:type="simple" xlink:show="embed" xlink:actuate="onLoad">
            <text:p/>
          </draw:image>
        </draw:frame>
        <draw:frame draw:style-name="gr1" draw:text-style-name="P1" draw:layer="layout" svg:width="8.41cm" svg:height="7.49cm" svg:x="9.8cm" svg:y="3.6cm">
          <draw:image xlink:href="Pictures/100002010000018300000159D11979F85BAF3186.png" xlink:type="simple" xlink:show="embed" xlink:actuate="onLoad">
            <text:p/>
          </draw:image>
        </draw:frame>
        <draw:frame draw:style-name="gr2" draw:text-style-name="P3" draw:layer="layout" svg:width="0.6cm" svg:height="0.962cm" svg:x="1.7cm" svg:y="3.3cm">
          <draw:text-box>
            <text:p text:style-name="P2">a</text:p>
          </draw:text-box>
        </draw:frame>
        <draw:frame draw:style-name="gr2" draw:text-style-name="P3" draw:layer="layout" svg:width="0.6cm" svg:height="0.962cm" svg:x="10.202cm" svg:y="3.3cm">
          <draw:text-box>
            <text:p text:style-name="P2">b</text:p>
          </draw:text-box>
        </draw:frame>
        <draw:frame draw:style-name="gr2" draw:text-style-name="P3" draw:layer="layout" svg:width="0.6cm" svg:height="0.962cm" svg:x="18.602cm" svg:y="3.3cm">
          <draw:text-box>
            <text:p text:style-name="P2">c</text:p>
          </draw:text-box>
        </draw:frame>
        <draw:frame draw:style-name="gr2" draw:text-style-name="P3" draw:layer="layout" svg:width="0.6cm" svg:height="0.962cm" svg:x="1.7cm" svg:y="10.9cm">
          <draw:text-box>
            <text:p text:style-name="P2">d</text:p>
          </draw:text-box>
        </draw:frame>
        <draw:frame draw:style-name="gr2" draw:text-style-name="P3" draw:layer="layout" svg:width="0.6cm" svg:height="0.962cm" svg:x="10.202cm" svg:y="10.9cm">
          <draw:text-box>
            <text:p text:style-name="P2">e</text:p>
          </draw:text-box>
        </draw:frame>
        <draw:frame draw:style-name="gr2" draw:text-style-name="P3" draw:layer="layout" svg:width="0.6cm" svg:height="0.962cm" svg:x="18.602cm" svg:y="10.9cm">
          <draw:text-box>
            <text:p text:style-name="P2">f</text:p>
          </draw:text-box>
        </draw:frame>
        <draw:frame draw:style-name="gr3" draw:text-style-name="P3" draw:layer="layout" svg:width="8.1cm" svg:height="1.1cm" svg:x="10cm" svg:y="1cm">
          <draw:text-box>
            <text:p text:style-name="P2">Central Arctic</text:p>
          </draw:text-box>
        </draw:frame>
        <draw:frame draw:style-name="gr1" draw:text-style-name="P1" draw:layer="layout" svg:width="0.001cm" svg:height="0.001cm" svg:x="7.126cm" svg:y="4.698cm">
          <draw:image xlink:href="Pictures/10000201000001830000015932ED05D31C897EB9.png" xlink:type="simple" xlink:show="embed" xlink:actuate="onLoad">
            <text:p/>
          </draw:image>
        </draw:frame>
        <draw:frame draw:style-name="gr4" draw:text-style-name="P4" draw:layer="layout" svg:width="0.502cm" svg:height="1.187cm" svg:x="15.1cm" svg:y="6.1cm">
          <draw:text-box>
            <text:p/>
          </draw:text-box>
        </draw:frame>
      </draw:page>
      <draw:page draw:name="page9" draw:style-name="dp1" draw:master-page-name="Default">
        <draw:frame draw:style-name="gr1" draw:text-style-name="P1" draw:layer="layout" svg:width="8.41cm" svg:height="7.37cm" svg:x="10.6cm" svg:y="2cm">
          <draw:image xlink:href="Pictures/10000201000001A900000175D3A79C35C1358444.png" xlink:type="simple" xlink:show="embed" xlink:actuate="onLoad">
            <text:p/>
          </draw:image>
        </draw:frame>
        <draw:frame draw:style-name="gr1" draw:text-style-name="P1" draw:layer="layout" svg:width="9.01cm" svg:height="8.024cm" svg:x="1cm" svg:y="1.976cm">
          <draw:image xlink:href="Pictures/100002010000018300000159FE986BDD2309A459.png" xlink:type="simple" xlink:show="embed" xlink:actuate="onLoad">
            <text:p/>
          </draw:image>
        </draw:frame>
        <draw:frame draw:style-name="gr1" draw:text-style-name="P1" draw:layer="layout" svg:width="13.689cm" svg:height="10.902cm" svg:x="12.7cm" svg:y="9.4cm">
          <draw:image xlink:href="Pictures/100002010000018400000135FC72C9F74A0EA15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25T15:43:29.868829436</meta:creation-date>
    <dc:date>2020-10-20T15:18:53.036101212</dc:date>
    <meta:editing-duration>P6DT7H50M30S</meta:editing-duration>
    <meta:editing-cycles>17</meta:editing-cycles>
    <meta:generator>LibreOffice/6.0.7.3$Linux_X86_64 LibreOffice_project/00m0$Build-3</meta:generator>
    <meta:document-statistic meta:object-count="76"/>
  </office:meta>
</office:document-meta>
</file>